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itial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 - ((1-[.$B$1])*EXP(-[.A3]))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- ((1-[.$B$1])*EXP(-[.A4]))" office:value-type="float" office:value="0.65051453088713" calcext:value-type="float">
            <text:p>0,65051453088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- ((1-[.$B$1])*EXP(-[.A5]))" office:value-type="float" office:value="0.871431480925218" calcext:value-type="float">
            <text:p>0,871431480925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- ((1-[.$B$1])*EXP(-[.A6]))" office:value-type="float" office:value="0.952702285050529" calcext:value-type="float">
            <text:p>0,952702285050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- ((1-[.$B$1])*EXP(-[.A7]))" office:value-type="float" office:value="0.982600143055703" calcext:value-type="float">
            <text:p>0,982600143055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 - ((1-[.$B$1])*EXP(-[.A8]))" office:value-type="float" office:value="0.993598950350869" calcext:value-type="float">
            <text:p>0,993598950350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- ((1-[.$B$1])*EXP(-[.A9]))" office:value-type="float" office:value="0.997645185432167" calcext:value-type="float">
            <text:p>0,997645185432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2:00:03.076481288</meta:creation-date>
    <dc:date>2023-09-29T22:09:56.058873112</dc:date>
    <meta:editing-duration>PT9M54S</meta:editing-duration>
    <meta:editing-cycles>1</meta:editing-cycles>
    <meta:document-statistic meta:table-count="1" meta:cell-count="18" meta:object-count="0"/>
    <meta:generator>LibreOffice/7.5.6.2$Linux_X86_64 LibreOffice_project/50$Build-2</meta:generator>
  </office:meta>
</office:document-meta>
</file>